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f9d" officeooo:paragraph-rsid="001e2f9d"/>
    </style:style>
    <style:style style:name="P2" style:family="paragraph" style:parent-style-name="Standard">
      <style:text-properties officeooo:paragraph-rsid="001e2f9d"/>
    </style:style>
    <style:style style:name="P3" style:family="paragraph" style:parent-style-name="Standard">
      <style:text-properties officeooo:rsid="001e740e" officeooo:paragraph-rsid="001e740e"/>
    </style:style>
    <style:style style:name="T1" style:family="text">
      <style:text-properties style:font-name="Sabon-Roman"/>
    </style:style>
    <style:style style:name="T2" style:family="text">
      <style:text-properties style:font-name="Sabon-Roman" officeooo:rsid="001e2f9d"/>
    </style:style>
    <style:style style:name="T3" style:family="text">
      <style:text-properties style:font-name="Sabon-Roman" officeooo:rsid="001f3ab7"/>
    </style:style>
    <style:style style:name="T4" style:family="text">
      <style:text-properties style:font-name="Sabon-Roman" officeooo:rsid="002082a1"/>
    </style:style>
    <style:style style:name="T5" style:family="text">
      <style:text-properties style:font-name="Sabon-Roman" fo:font-style="italic" style:font-style-asian="italic" style:font-style-complex="italic"/>
    </style:style>
    <style:style style:name="T6" style:family="text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T7" style:family="text">
      <style:text-properties fo:color="#231f20" style:font-name="Sabon-Roman" fo:font-size="10pt" fo:font-style="normal" fo:font-weight="normal" officeooo:rsid="001e2f9d" style:font-size-asian="10pt" style:font-style-asian="normal" style:font-weight-asian="normal"/>
    </style:style>
    <style:style style:name="T8" style:family="text">
      <style:text-properties fo:color="#231f20" style:font-name="Sabon-Roman" fo:font-size="10pt" fo:font-style="italic" fo:font-weight="normal" style:font-size-asian="10pt" style:font-style-asian="italic" style:font-weight-asian="normal"/>
    </style:style>
    <style:style style:name="T9" style:family="text">
      <style:text-properties fo:color="#231f20" style:font-name="Sabon-Italic" fo:font-size="10pt" fo:font-style="italic" fo:font-weight="normal" style:font-size-asian="10pt" style:font-style-asian="italic" style:font-weight-asian="normal"/>
    </style:style>
    <style:style style:name="T10" style:family="text">
      <style:text-properties fo:color="#231f20" style:font-name="Sabon-Italic" fo:font-size="10pt" fo:font-style="italic" fo:font-weight="normal" officeooo:rsid="001e2f9d" style:font-size-asian="10pt" style:font-style-asian="italic" style:font-weight-asian="normal"/>
    </style:style>
    <style:style style:name="T11" style:family="text">
      <style:text-properties fo:color="#231f20" style:font-name="Sabon-Italic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31f20" style:font-name="MathematicalPi-On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31f20" style:font-name="LucidaGrande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lease complete the following questions. </text:span><text:span text:style-name="T3">Mess around</text:span><text:span text:style-name="T1"> with formatting </text:span><text:span text:style-name="T3">as much as possible</text:span><text:span text:style-name="T1">, use the 3 methods of formatting that we learned. Old % formatting, str.format(), and formatted string literals <text:s text:c="7"/>( </text:span><text:span text:style-name="T5">print (f’ ‘)</text:span><text:span text:style-name="T1"> </text:span><text:span text:style-name="T4">)</text:span><text:span text:style-name="T1">. </text:span><text:span text:style-name="T3">Refer to your notes or the python docs to get examples on how to do each.</text:span></text:p>
      <text:p text:style-name="P3"><text:span text:style-name="T3"/></text:p>
      <text:p text:style-name="P3"><text:a xlink:type="simple" xlink:href="https://docs.python.org/3/tutorial/inputoutput.html" text:style-name="Internet_20_link" text:visited-style-name="Visited_20_Internet_20_Link"><text:span text:style-name="T3">https://docs.python.org/3/tutorial/inputoutput.html</text:span></text:a><text:span text:style-name="T3"> </text:span></text:p>
      <text:p text:style-name="Standard"><text:span text:style-name="T1"/></text:p>
      <text:p text:style-name="Standard"><text:span text:style-name="T1"><text:s/></text:span><text:span text:style-name="T2">1. </text:span><text:span text:style-name="T6">Write a program that displays the following information:</text:span></text:p>
      <text:p text:style-name="Standard"><text:span text:style-name="T6"><text:tab/>• Your name</text:span></text:p>
      <text:p text:style-name="Standard"><text:span text:style-name="T6"><text:tab/>• Your address, with city, state, and ZIP</text:span></text:p>
      <text:p text:style-name="Standard"><text:span text:style-name="T6"><text:tab/>• Your telephone number</text:span></text:p>
      <text:p text:style-name="Standard"><text:span text:style-name="T6"><text:tab/>• Your </text:span><text:span text:style-name="T7">MOS</text:span></text:p>
      <text:p text:style-name="Standard"><text:span text:style-name="T7"/></text:p>
      <text:p text:style-name="P2"><text:span text:style-name="T7">2. <text:s/></text:span><text:span text:style-name="T6">A company has determined that its annual profit is typically 23 percent of total sales. Write</text:span></text:p>
      <text:p text:style-name="Standard"><text:span text:style-name="T6">a program that asks the user to enter the projected amount of total sales, and then displays</text:span></text:p>
      <text:p text:style-name="Standard"><text:span text:style-name="T6">the profit that will be made from that amount.</text:span></text:p>
      <text:p text:style-name="P1"><text:span text:style-name="T9"/></text:p>
      <text:p text:style-name="P2"><text:span text:style-name="T10">3. </text:span><text:span text:style-name="T8"><text:s/></text:span><text:span text:style-name="T6">One acre of land is equivalent to 43,560 square feet. Write a program that asks the user to</text:span></text:p>
      <text:p text:style-name="Standard"><text:span text:style-name="T6">enter the total square feet in a tract of land and calculates the number of acres in the tract.</text:span></text:p>
      <text:p text:style-name="Standard"><text:span text:style-name="T6"/></text:p>
      <text:p text:style-name="Standard"><text:span text:style-name="T6"><text:s/></text:span><text:span text:style-name="T7">4. </text:span><text:span text:style-name="T6">A customer in a store is purchasing five items. Write a program that asks for the price of</text:span></text:p>
      <text:p text:style-name="Standard"><text:span text:style-name="T6">each item, and then displays the subtotal of the sale, the amount of sales tax, and the total.</text:span></text:p>
      <text:p text:style-name="Standard"><text:span text:style-name="T6">Assume the sales tax is 6 percent.</text:span></text:p>
      <text:p text:style-name="Standard"><text:span text:style-name="T6"/></text:p>
      <text:p text:style-name="P2"><text:span text:style-name="T7">5. </text:span><text:span text:style-name="T6"><text:s/>Assuming there are no accidents or delays, the distance that a car travels down the interstate can be calculated with the following formula:</text:span></text:p>
      <text:p text:style-name="P1"><text:span text:style-name="T9">Distance </text:span><text:span text:style-name="T12">= </text:span><text:span text:style-name="T9">Speed * Time</text:span></text:p>
      <text:p text:style-name="P1"><text:span text:style-name="T9"/></text:p>
      <text:p text:style-name="P1"><text:span text:style-name="T8"><text:s/></text:span><text:span text:style-name="T6">A car is traveling at 60 miles per hour. Write a program that displays the following:</text:span></text:p>
      <text:p text:style-name="Standard"><text:span text:style-name="T6"><text:tab/>• The distance the car will travel in 5 hours</text:span></text:p>
      <text:p text:style-name="Standard"><text:span text:style-name="T6"><text:tab/>• The distance the car will travel in 8 hours</text:span></text:p>
      <text:p text:style-name="P1"><text:span text:style-name="T6"><text:tab/>• The distance the car will travel in 12 hours</text:span></text:p>
      <text:p text:style-name="P1"><text:span text:style-name="T9"/></text:p>
      <text:p text:style-name="P2"><text:span text:style-name="T10">6. </text:span><text:span text:style-name="T8"><text:s/></text:span><text:span text:style-name="T6">Write a program that will ask the user to enter the amount of a purchase. The program</text:span></text:p>
      <text:p text:style-name="Standard"><text:span text:style-name="T6">should then compute the state and county sales tax. Assume the state sales tax is 4 percent</text:span></text:p>
      <text:p text:style-name="Standard"><text:span text:style-name="T6">and the county sales tax is 2 percent. The program should display the amount of the purchase, the state sales tax, the county sales tax, the total sales tax, and the total of the sale</text:span></text:p>
      <text:p text:style-name="P1"><text:span text:style-name="T6">(which is the sum of the amount of purchase plus the total sales tax).</text:span></text:p>
      <text:p text:style-name="P1"><text:span text:style-name="T9"/></text:p>
      <text:p text:style-name="P2"><text:span text:style-name="T10">7. </text:span><text:span text:style-name="T8"><text:s/></text:span><text:span text:style-name="T6">A car’s miles-per-gallon (MPG) can be calculated with the following formula:</text:span></text:p>
      <text:p text:style-name="P2"><text:span text:style-name="T11"><text:s/></text:span><text:span text:style-name="T9">MPG </text:span><text:span text:style-name="T13">= </text:span><text:span text:style-name="T9">Miles driven </text:span><text:span text:style-name="T6">/ </text:span><text:span text:style-name="T9">Gallons of gas used</text:span></text:p>
      <text:p text:style-name="Standard"><text:span text:style-name="T6">Write a program that asks the user for the number of miles driven and the gallons of gas</text:span></text:p>
      <text:p text:style-name="P1"><text:span text:style-name="T6">used. It should calculate the car’s MPG and display the result.</text:span></text:p>
      <text:p text:style-name="P1"><text:span text:style-name="T9"/></text:p>
      <text:p text:style-name="P2"><text:span text:style-name="T10">8. </text:span><text:span text:style-name="T8"><text:s/></text:span><text:span text:style-name="T6">Write a program that calculates the total amount of a meal purchased at a restaurant. The</text:span></text:p>
      <text:p text:style-name="Standard"><text:span text:style-name="T6">program should ask the user to enter the charge for the food, and then calculate the amount</text:span></text:p>
      <text:p text:style-name="P1"><text:span text:style-name="T6">of a 15 percent tip and 7 percent sales tax. Display each of these amounts and the total.</text:span></text:p>
      <text:p text:style-name="P1"><text:span text:style-name="T9"/></text:p>
      <text:p text:style-name="P1"><text:span text:style-name="T8">9. </text:span><text:span text:style-name="T6">Write a program that converts Celsius temperatures to Fahrenheit temperatures. The formula is as follows:</text:span></text:p>
      <text:p text:style-name="P1"><text:span text:style-name="T9"/></text:p>
      <text:p text:style-name="P2"><text:span text:style-name="T10"><text:s/>F </text:span><text:span text:style-name="T7">= (</text:span><text:span text:style-name="T6">9/5</text:span><text:span text:style-name="T7">)</text:span><text:span text:style-name="T10">C </text:span><text:span text:style-name="T7">+ 32</text:span></text:p>
      <text:p text:style-name="P2"><text:span text:style-name="T7"/></text:p>
      <text:p text:style-name="P2"><text:span text:style-name="T7"><text:s/></text:span><text:span text:style-name="T6">The program should ask the user to enter a temperature in Celsius, and then display the</text:span></text:p>
      <text:p text:style-name="P2"><text:span text:style-name="T6">temperature converted to Fahrenheit.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>10. </text:span><text:span text:style-name="T6"><text:s/>Last month Joe purchased some stock in Acme Software, Inc. Here are the details of the</text:span></text:p>
      <text:p text:style-name="Standard"><text:span text:style-name="T6">purchase:</text:span></text:p>
      <text:p text:style-name="Standard"><text:span text:style-name="T6">• The number of shares that Joe purchased was 1,000.</text:span></text:p>
      <text:p text:style-name="Standard"><text:span text:style-name="T6">• When Joe purchased the stock, he paid $32.87 per share.</text:span></text:p>
      <text:p text:style-name="Standard"><text:span text:style-name="T6">• Joe paid his stockbroker a commission that amounted to 2 percent of the amount he paid</text:span></text:p>
      <text:p text:style-name="Standard"><text:span text:style-name="T6">for the stock.</text:span></text:p>
      <text:p text:style-name="Standard"><text:span text:style-name="T6">Two weeks later Joe sold the stock. Here are the details of the sale:</text:span></text:p>
      <text:p text:style-name="Standard"><text:span text:style-name="T6">• The number of shares that Joe sold was 1,000.</text:span></text:p>
      <text:p text:style-name="Standard"><text:span text:style-name="T6">• He sold the stock for $33.92 per share.</text:span></text:p>
      <text:p text:style-name="Standard"><text:span text:style-name="T6">• He paid his stockbroker another commission that amounted to 2 percent of the amount</text:span></text:p>
      <text:p text:style-name="P1"><text:span text:style-name="T6">he received for the stock.</text:span></text:p>
      <text:p text:style-name="P1"><text:span text:style-name="T6"/></text:p>
      <text:p text:style-name="P1"><text:span text:style-name="T6"><text:s/>Write a program that displays the following information:</text:span></text:p>
      <text:p text:style-name="Standard"><text:span text:style-name="T6">• The amount of money Joe paid for the stock.</text:span></text:p>
      <text:p text:style-name="Standard"><text:span text:style-name="T6">• The amount of commission Joe paid his broker when he bought the stock.</text:span></text:p>
      <text:p text:style-name="Standard"><text:span text:style-name="T6">• The amount that Joe sold the stock for.</text:span></text:p>
      <text:p text:style-name="Standard"><text:span text:style-name="T6">• The amount of commission Joe paid his broker when he sold the stock.</text:span></text:p>
      <text:p text:style-name="Standard"><text:span text:style-name="T6">• Display the amount of money that Joe had left when he sold the stock and paid his</text:span></text:p>
      <text:p text:style-name="Standard"><text:span text:style-name="T6">broker (both times). If this amount is positive, then Joe made a profit. If the amount is</text:span></text:p>
      <text:p text:style-name="P1"><text:span text:style-name="T6">negative, then Joe lost mon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2:19:00.872000000</meta:creation-date>
    <dc:date>2019-10-29T12:33:29.686000000</dc:date>
    <meta:editing-duration>PT14M26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55" meta:word-count="713" meta:character-count="3830" meta:non-whitespace-character-count="3143"/>
  </office:meta>
</office:document-meta>
</file>